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458" officeooo:paragraph-rsid="001a7458"/>
    </style:style>
    <style:style style:name="P2" style:family="paragraph" style:parent-style-name="Standard">
      <style:text-properties officeooo:rsid="001a7458" officeooo:paragraph-rsid="001b1957"/>
    </style:style>
    <style:style style:name="P3" style:family="paragraph" style:parent-style-name="Standard">
      <style:text-properties officeooo:paragraph-rsid="001a7458"/>
    </style:style>
    <style:style style:name="P4" style:family="paragraph" style:parent-style-name="Standard">
      <style:text-properties officeooo:paragraph-rsid="001b1957"/>
    </style:style>
    <style:style style:name="P5" style:family="paragraph" style:parent-style-name="Standard">
      <style:text-properties fo:font-size="16pt" officeooo:rsid="001a7458" officeooo:paragraph-rsid="001b1957" style:font-size-asian="14pt" style:font-size-complex="16pt"/>
    </style:style>
    <style:style style:name="T1" style:family="text">
      <style:text-properties officeooo:rsid="001a7458"/>
    </style:style>
    <style:style style:name="T2" style:family="text">
      <style:text-properties officeooo:rsid="001b1957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o należy jeszcze przygotować do projektu:</text:span></text:p>
      <text:p text:style-name="P1"/>
      <text:p text:style-name="P3"><text:span text:style-name="T1">-</text:span>czy projekt jest Mavenowy i czy poprawnie buduje się z linii komend konsoli systemu operacyjnego </text:p>
      <text:p text:style-name="P3"/>
      <text:p text:style-name="P3">-czy budowany jest przez Mavena wykonywalny jar możliwy do uruchomienia z konsoli systemu operacyjnego </text:p>
      <text:p text:style-name="P3"/>
      <text:p text:style-name="P3">-czy zrealizowano co najmniej 5 przykładowych testów jednostkowych (z wyłączeniem testów warstwy danych)</text:p>
      <text:p text:style-name="P3"/>
      <text:p text:style-name="P3">-czy testy jednostkowe mają status PASSED w trakcie procesu budowania projektu przez Mavena</text:p>
      <text:p text:style-name="P3"/>
      <text:p text:style-name="P3">-czy struktura gałęzi repozytorium jest prawidłowo zarządzana (gałąż integracyjna, gałęzie deweloperskie każdego uczestnika projektu, merge, opcjonalnie: rozwiązywanie konfliktów, odpowiednio długa historia wersji)</text:p>
      <text:p text:style-name="P3"/>
      <text:p text:style-name="P3">-czy wykorzystano co najmniej trzy wzorce projektowe GoF (Gang of Four) z wykluczeniem singletona</text:p>
      <text:p text:style-name="P3"/>
      <text:p text:style-name="P3">-czy prawidłowo zdekomponowano odpowiedzialności</text:p>
      <text:p text:style-name="P3"/>
      <text:p text:style-name="P3">-czy wykorzystano jakiś wzorzec architektoniczny, MVC, MVP lub inny, w tym wynikający z użytego frameworku (nie należy mylić wzorców architektonicznych z wzorcami projektowymi)</text:p>
      <text:p text:style-name="P3"/>
      <text:p text:style-name="P3"/>
      <text:p text:style-name="P3"/>
      <text:p text:style-name="P5">Co <text:span text:style-name="T2">juz zostalo zrobione</text:span>:</text:p>
      <text:p text:style-name="P3"/>
      <text:p text:style-name="P3">-czy projekt został umieszczony pod kontrolą wersji za pomocą Gita</text:p>
      <text:p text:style-name="P3"/>
      <text:p text:style-name="P4">-czy skorzystano z polimorfizmu</text:p>
      <text:p text:style-name="P4"/>
      <text:p text:style-name="P4">-czy skorzystano z interfejsów i/lub klas abstrakcyjnych do reprezentowania abstrakcji jako jednego z elementów programowania obiektoweg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12:58.610640254</meta:creation-date>
    <dc:date>2019-05-24T13:37:05.967848437</dc:date>
    <meta:editing-duration>PT5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58" meta:character-count="1231" meta:non-whitespace-character-count="1084"/>
  </office:meta>
</office:document-meta>
</file>